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2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ce1" table:formula="of:=1-(1-[.C2])^([.C3])" office:value-type="float" office:value="0.0139978861230519" calcext:value-type="float">
            <text:p>0.013997886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(1/52)/1.25" office:value-type="float" office:value="0.0153846153846154" calcext:value-type="float">
            <text:p>0.0153846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n(Z)</text:p>
          </table:table-cell>
          <table:table-cell table:formula="of:=LN(1+[.C2])/[.C3]" office:value-type="float" office:value="30.5502359009728" calcext:value-type="float">
            <text:p>30.5502359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formula="of:=EXP([.C4])" office:value-type="float" office:value="18526734277970.7" calcext:value-type="float">
            <text:p>1852673427797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=1+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[.C5]-1" office:value-type="float" office:value="18526734277969.7" calcext:value-type="float">
            <text:p>18526734277969.7</text:p>
          </table:table-cell>
          <table:table-cell table:formula="of:=(1+[.C7])^[.C3]" office:value-type="float" office:value="1.6" calcext:value-type="float">
            <text:p>1.6</text:p>
          </table:table-cell>
          <table:table-cell office:value-type="float" office:value="0.00183457" calcext:value-type="float">
            <text:p>0.0018345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1000*(1+[.C7])^[.C3]" office:value-type="float" office:value="1600" calcext:value-type="float">
            <text:p>1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-(1-[.C9])^[.C10]" office:value-type="float" office:value="0.995825442082071" calcext:value-type="float">
            <text:p>0.995825442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1/365.25" office:value-type="float" office:value="0.0027378507871321" calcext:value-type="float">
            <text:p>0.002737850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365.25*20" office:value-type="float" office:value="7305" calcext:value-type="float">
            <text:p>73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/52" office:value-type="float" office:value="0.0192307692307692" calcext:value-type="float">
            <text:p>0.0192307692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D1: 1 0.019165 0.1 n 52.1786 ln_Z 0.00182662 Z 1.00183 x 0.00182828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formula="of:=1/52" office:value-type="float" office:value="0.0192307692307692" calcext:value-type="float">
            <text:p>0.01923076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23:13:30.263020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4-19T21:50:30.885953842</meta:creation-date>
    <dc:date>2015-04-21T00:37:55.246431690</dc:date>
    <dc:creator>Nathan Geffen</dc:creator>
    <meta:editing-duration>PT28M22S</meta:editing-duration>
    <meta:editing-cycles>2</meta:editing-cycles>
    <meta:generator>LibreOffice/4.2.7.2$Linux_X86_64 LibreOffice_project/420m0$Build-2</meta:generator>
    <meta:document-statistic meta:table-count="1" meta:cell-count="25" meta:object-count="0"/>
  </office:meta>
</office:document-meta>
</file>